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0pt" officeooo:rsid="0002bbfc" officeooo:paragraph-rsid="0002bbfc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size="10pt" officeooo:rsid="0002bbfc" officeooo:paragraph-rsid="0003cd2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officeooo:rsid="0003cd28" officeooo:paragraph-rsid="0003cd2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056471" officeooo:paragraph-rsid="00056471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072e31" officeooo:paragraph-rsid="00072e31" style:font-size-asian="10pt" style:font-size-complex="10pt"/>
    </style:style>
    <style:style style:name="T1" style:family="text">
      <style:text-properties officeooo:rsid="0003cd28"/>
    </style:style>
    <style:style style:name="T2" style:family="text">
      <style:text-properties officeooo:rsid="00072e31"/>
    </style:style>
    <style:style style:name="T3" style:family="text">
      <style:text-properties officeooo:rsid="0007ac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ielki <text:tab/><text:tab/><text:tab/><text:tab/><text:tab/><text:tab/><text:tab/><text:tab/><text:tab/><text:tab/><text:tab/> 25-03-25</text:p>
      <text:p text:style-name="P1"/>
      <text:p text:style-name="P1">Page 16</text:p>
      <text:p text:style-name="P1">1)</text:p>
      <text:p text:style-name="P1">a)</text:p>
      <text:p text:style-name="P1">This persons work is related with the internet. He is famous in Poland and perhaps in Romania.<text:line-break/>He is kind of a loud person, he does scream a lot. He is also quite educated and smart. In his free time he’s reading books about stuff related to his job.</text:p>
      <text:p text:style-name="P1"/>
      <text:p text:style-name="P1">b)</text:p>
      <text:p text:style-name="P1">1.c<text:tab/>2.h<text:tab/>3.a<text:tab/>4.f</text:p>
      <text:p text:style-name="P1">5.d<text:tab/>6.b<text:tab/>7.e<text:tab/>8.g</text:p>
      <text:p text:style-name="P1"/>
      <text:p text:style-name="P2">2)</text:p>
      <text:p text:style-name="P2"><text:span text:style-name="T1">a) Elijah – optimistic, creative, grumpy</text:span></text:p>
      <text:p text:style-name="P3"/>
      <text:p text:style-name="P3">b)1.happy-go-lucky<text:tab/>2.bubbly <text:tab/>3.curious<text:tab/>4.funny<text:tab/><text:tab/>5.creative<text:tab/>6.optimistic </text:p>
      <text:p text:style-name="P3"><text:s text:c="4"/>7.people person</text:p>
      <text:p text:style-name="P3"/>
      <text:p text:style-name="P3">c)</text:p>
      <text:p text:style-name="P3">1.at work <text:tab/>2.serious<text:tab/>3.compassionate<text:tab/><text:tab/>4.friends<text:tab/><text:tab/>5.a party<text:tab/><text:tab/>6.with new people</text:p>
      <text:p text:style-name="P3">7.never changes<text:tab/></text:p>
      <text:p text:style-name="P4"/>
      <text:p text:style-name="P4">d)</text:p>
      <text:p text:style-name="P4">1.a<text:tab/>2.b<text:tab/>3.a<text:tab/>4.b<text:tab/>5.b</text:p>
      <text:p text:style-name="P4"/>
      <text:p text:style-name="P4">4)</text:p>
      <text:p text:style-name="P4">a)</text:p>
      <text:p text:style-name="P4">1. creative, positive, little lazy</text:p>
      <text:p text:style-name="P4">2. at work I’m more professional</text:p>
      <text:p text:style-name="P4">3. yes, I started looking at things from different perspective, <text:span text:style-name="T3">because it</text:span> changes with age and experience</text:p>
      <text:p text:style-name="P4">4. we all like to annoy each other, I’m more of a quiet person, whereas my family is a bit loud</text:p>
      <text:p text:style-name="P4">5. loyalty</text:p>
      <text:p text:style-name="P4">6.</text:p>
      <text:p text:style-name="P4">-comedian must be funny</text:p>
      <text:p text:style-name="P4">-hairdresser must be peoples person</text:p>
      <text:p text:style-name="P4">-lawyer must be smart and <text:span text:style-name="T2">calm</text:span></text:p>
      <text:p text:style-name="P4">-<text:span text:style-name="T2">manager must be organized</text:span></text:p>
      <text:p text:style-name="P4">-<text:span text:style-name="T2">parent must be loving</text:span></text:p>
      <text:p text:style-name="P5">-police officer must be calm, and kind</text:p>
      <text:p text:style-name="P5">-sales representative must be positive, kind and creative</text:p>
      <text:p text:style-name="P5">-teacher must be kind, positive and creative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09:51:48.538531001</meta:creation-date>
    <dc:date>2025-03-25T10:44:02.312621714</dc:date>
    <meta:editing-duration>PT9M21S</meta:editing-duration>
    <meta:editing-cycles>1</meta:editing-cycles>
    <meta:document-statistic meta:table-count="0" meta:image-count="0" meta:object-count="0" meta:page-count="1" meta:paragraph-count="33" meta:word-count="196" meta:character-count="1129" meta:non-whitespace-character-count="941"/>
    <meta:generator>LibreOffice/24.2.7.2$Linux_X86_64 LibreOffice_project/420$Build-2</meta:generator>
  </office:meta>
</office:document-meta>
</file>